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4006CE0486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16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2.597cm" svg:x="1cm" svg:y="8.585cm">
          <draw:image xlink:href="Pictures/1000000000000600000004006CE0486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3-31T13:55:12.266526800</dc:date>
    <meta:editing-duration>PT19S</meta:editing-duration>
    <meta:editing-cycles>1</meta:editing-cycles>
    <meta:document-statistic meta:object-count="1"/>
    <meta:generator>LibreOffice/25.8.5.2$Windows_X86_64 LibreOffice_project/9c8b85f387cc00a89945a79c9e6239f32e450ac2</meta:generator>
  </office:meta>
</office:document-meta>
</file>